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1" fo:font-size="12pt" officeooo:rsid="0003cd15" officeooo:paragraph-rsid="0003cd15" style:font-size-asian="12pt" style:font-name-complex="Arial2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1" fo:font-size="12pt" officeooo:rsid="00117a4a" officeooo:paragraph-rsid="00117a4a" style:font-size-asian="12pt" style:font-name-complex="Arial2" style:font-size-complex="12pt"/>
    </style:style>
    <style:style style:name="P5" style:family="paragraph" style:parent-style-name="Standard">
      <style:paragraph-properties>
        <style:tab-stops>
          <style:tab-stop style:position="1.2811in"/>
        </style:tab-stops>
      </style:paragraph-properties>
    </style:style>
    <style:style style:name="P6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" officeooo:rsid="00117a4a" officeooo:paragraph-rsid="00117a4a"/>
    </style:style>
    <style:style style:name="P7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" officeooo:rsid="000eb301" officeooo:paragraph-rsid="0003cd15"/>
    </style:style>
    <style:style style:name="P8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fo:color="#c9211e" style:font-name="Arial" officeooo:rsid="00117a4a" officeooo:paragraph-rsid="00117a4a"/>
    </style:style>
    <style:style style:name="P9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fo:color="#c9211e" style:font-name="Arial" officeooo:rsid="000eb301" officeooo:paragraph-rsid="0003cd15"/>
    </style:style>
    <style:style style:name="P10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fo:color="#c9211e" style:font-name="Arial" fo:font-style="italic" officeooo:rsid="000eb301" officeooo:paragraph-rsid="0003cd15" style:font-style-asian="italic" style:font-style-complex="italic"/>
    </style:style>
    <style:style style:name="P11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use-window-font-color="true" style:font-name="Arial" officeooo:rsid="000eb301" officeooo:paragraph-rsid="0003cd15"/>
    </style:style>
    <style:style style:name="P12" style:family="paragraph" style:parent-style-name="List_20_Paragraph">
      <style:paragraph-properties fo:margin-top="0.1189in" fo:margin-bottom="0.1508in" loext:contextual-spacing="true" fo:line-height="150%">
        <style:tab-stops>
          <style:tab-stop style:position="1.2811in"/>
        </style:tab-stops>
      </style:paragraph-properties>
      <style:text-properties style:font-name="Arial" officeooo:rsid="00117a4a" officeooo:paragraph-rsid="00117a4a"/>
    </style:style>
    <style:style style:name="P1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2811in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14" style:family="paragraph" style:parent-style-name="List_20_Paragraph">
      <style:paragraph-properties fo:margin-top="0.1189in" fo:margin-bottom="0.1508in" loext:contextual-spacing="true" fo:line-height="150%">
        <style:tab-stops>
          <style:tab-stop style:position="1.2811in"/>
        </style:tab-stops>
      </style:paragraph-properties>
      <style:text-properties fo:color="#000000" style:font-name="Arial" fo:font-size="10pt" fo:font-style="normal" officeooo:rsid="000eb301" officeooo:paragraph-rsid="00117a4a" style:font-size-asian="10pt" style:font-style-asian="normal" style:font-size-complex="10pt" style:font-style-complex="normal"/>
    </style:style>
    <style:style style:name="P15" style:family="paragraph" style:parent-style-name="List_20_Paragraph">
      <style:paragraph-properties fo:margin-top="0.1189in" fo:margin-bottom="0.1508in" loext:contextual-spacing="true" fo:line-height="150%">
        <style:tab-stops>
          <style:tab-stop style:position="1.2811in"/>
        </style:tab-stops>
      </style:paragraph-properties>
      <style:text-properties fo:color="#000000" style:font-name="Arial" fo:font-size="10pt" fo:font-style="normal" officeooo:rsid="000eb301" officeooo:paragraph-rsid="001a6b2f" style:font-size-asian="10pt" style:font-style-asian="normal" style:font-size-complex="10pt" style:font-style-complex="normal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03cd15" style:font-size-asian="12pt" style:font-name-complex="Arial2" style:font-size-complex="12pt"/>
    </style:style>
    <style:style style:name="T3" style:family="text">
      <style:text-properties fo:color="#c9211e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officeooo:rsid="0012622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2735a"/>
    </style:style>
    <style:style style:name="T8" style:family="text">
      <style:text-properties officeooo:rsid="00131cfe"/>
    </style:style>
    <style:style style:name="T9" style:family="text">
      <style:text-properties officeooo:rsid="0013dbb1"/>
    </style:style>
    <style:style style:name="T10" style:family="text">
      <style:text-properties officeooo:rsid="001762b1"/>
    </style:style>
    <style:style style:name="T11" style:family="text">
      <style:text-properties officeooo:rsid="0018c094"/>
    </style:style>
    <style:style style:name="T12" style:family="text">
      <style:text-properties officeooo:rsid="0019b89a"/>
    </style:style>
    <style:style style:name="T13" style:family="text">
      <style:text-properties fo:color="#ff0000"/>
    </style:style>
    <style:style style:name="T14" style:family="text">
      <style:text-properties fo:color="#ff0000" fo:font-style="italic" style:font-style-asian="italic" style:font-style-complex="italic"/>
    </style:style>
    <style:style style:name="T15" style:family="text">
      <style:text-properties fo:color="#ff0000" fo:font-style="italic" officeooo:rsid="001a0300" style:font-style-asian="italic" style:font-style-complex="italic"/>
    </style:style>
    <style:style style:name="T16" style:family="text">
      <style:text-properties fo:color="#ff0000" fo:font-style="italic" officeooo:rsid="001a6b2f" style:font-style-asian="italic" style:font-style-complex="italic"/>
    </style:style>
    <style:style style:name="T17" style:family="text">
      <style:text-properties fo:color="#ff0000" officeooo:rsid="001a0300"/>
    </style:style>
    <style:style style:name="T18" style:family="text">
      <style:text-properties officeooo:rsid="001a6b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TECNOLÓGICA FEDERAL DO PARANÁ</text:p>
      <text:p text:style-name="P1"><text:span text:style-name="T1">ENGENHARIA <text:s/></text:span><text:span text:style-name="T2">DA COMPUTAÇÃO</text:span></text:p>
      <text:p text:style-name="P2"/>
      <text:p text:style-name="P2"/>
      <text:p text:style-name="P2"/>
      <text:p text:style-name="P2"/>
      <text:p text:style-name="P2"/>
      <text:p text:style-name="P2"/>
      <text:p text:style-name="P3">THALES ALVES DA SILVA</text:p>
      <text:p text:style-name="P1"><text:span text:style-name="T1">RA(21499</text:span><text:span text:style-name="T2">66</text:span>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LATÓRIO </text:p>
      <text:p text:style-name="P4"><text:span text:style-name="T12">3</text:span>° Avali<text:span text:style-name="T18">a</text:span>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UCARANA</text:p>
      <text:p text:style-name="P2">2020</text:p>
      <text:p text:style-name="P5"/>
      <text:p text:style-name="P14"><text:soft-page-break/><text:s/>ex1) Construa um IC para m<text:span text:style-name="T12">é</text:span>dia (1.0)</text:p>
      <text:p text:style-name="P14"/>
      <text:p text:style-name="P14"><text:s text:c="3"/><text:span text:style-name="T13"><text:s/>t.test(ex1, conf.level = 0.95) </text:span><text:span text:style-name="T14">[21.07205, 23.44742]</text:span></text:p>
      <text:p text:style-name="P14"/>
      <text:p text:style-name="P14"><text:s/>ex2) Construa um IC para propor<text:span text:style-name="T12">çã</text:span>o de sucessos (p=1 sucesso) (1.0)</text:p>
      <text:p text:style-name="P14"/>
      <text:p text:style-name="P14"><text:s text:c="4"/><text:span text:style-name="T13">prop.test(40-sum(ex2),40, conf.level = 0.95, correct = F) </text:span><text:span text:style-name="T14">[0.4703244, 0.7577702]</text:span></text:p>
      <text:p text:style-name="P14"/>
      <text:p text:style-name="P14"><text:s/>ex3) Teste se a m<text:span text:style-name="T12">é</text:span>dia <text:span text:style-name="T12">é</text:span> igual ou diferente de 20 (1.0)</text:p>
      <text:p text:style-name="P14"/>
      <text:p text:style-name="P14"><text:s text:c="4"/><text:span text:style-name="T13">t.test(ex3, alternative = 'two.side', mu = 20, conf.level = 0.95) </text:span><text:span text:style-name="T14">p-valor &lt; 5%, rejeita-se H0. Verdadeira média é diferente de 20.</text:span></text:p>
      <text:p text:style-name="P14"/>
      <text:p text:style-name="P14"><text:s/>ex4) Teste se a propor<text:span text:style-name="T12">çã</text:span>o de sucessos (p=1 sucesso) <text:span text:style-name="T12">é</text:span> igual ou diferente de 70%. (1.0)</text:p>
      <text:p text:style-name="P14"/>
      <text:p text:style-name="P14"><text:s text:c="4"/><text:span text:style-name="T13">prop.test(sum(ex4),20, alternative = 'two.side', p = 0.7, conf.level = 0.95) </text:span><text:span text:style-name="T14">p-valor &lt; 5%, rejeita-se H0. Proporção diferente de 70%.</text:span></text:p>
      <text:p text:style-name="P14"/>
      <text:p text:style-name="P14"><text:s/>ex5) Teste se a m<text:span text:style-name="T12">é</text:span>dia da popula<text:span text:style-name="T12">çã</text:span>o X <text:span text:style-name="T12">é</text:span> igual ou diferente da de Y. Considere duas amostras independentes e vari<text:span text:style-name="T12">â</text:span>ncias populacionais iguais (2.0)</text:p>
      <text:p text:style-name="P14"/>
      <text:p text:style-name="P14"><text:s text:c="3"/><text:span text:style-name="T13"><text:s/>t.test(ex5$resp[ex5$pop=='x'],ex5$resp[ex5$pop=='y'], var.equal = T, conf.level = 0.95, alternative = 'two.side') </text:span><text:span text:style-name="T15">p-valor &lt; 5%, rejeita-se H0. Médias diferentes.</text:span></text:p>
      <text:p text:style-name="P14"/>
      <text:p text:style-name="P14"><text:s/>ex6) Teste se a media da popula<text:span text:style-name="T12">çã</text:span>o X <text:span text:style-name="T12">é</text:span> igual ou diferente da de Y. Considere duas amostras independentes e vari<text:span text:style-name="T12">â</text:span>ncias populacionais diferentes (2.0)</text:p>
      <text:p text:style-name="P14"/>
      <text:p text:style-name="P15"><text:s text:c="4"/><text:span text:style-name="T13">t.test(ex6$resp[ex6$pop=='x'],ex6$resp[ex6$pop=='y'], var.equal = F, conf.level = 0.95, alternative = 'two.side') </text:span><text:span text:style-name="T15">p-valor &lt; 5%, rejeita-se H0. Médias diferentes.</text:span></text:p>
      <text:p text:style-name="P14"/>
      <text:p text:style-name="P14"><text:s/>ex7) Teste se a m<text:span text:style-name="T12">é</text:span>dia de antes <text:span text:style-name="T12">é</text:span> igual ou diferente da de depois. Considere duas amostras dependentes.</text:p>
      <text:p text:style-name="P15"><text:s text:c="3"/><text:span text:style-name="T13"><text:s/></text:span></text:p>
      <text:p text:style-name="P15"><text:span text:style-name="T13"><text:s text:c="4"/>t.test(ex7$resp[ex7$pop=='antes'],ex7$resp[ex7$pop=='depois'], conf.level = 0.95, alternative = 'two.side', paired = T) </text:span><text:span text:style-name="T15">p-valor &lt; 5%, rejeita-se H0. Médias diferentes, </text:span><text:span text:style-name="T16">modificação teve efei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ália Freitas</meta:initial-creator>
    <meta:editing-cycles>102</meta:editing-cycles>
    <meta:creation-date>2020-08-27T14:13:00</meta:creation-date>
    <dc:date>2020-11-24T19:33:46.519957244</dc:date>
    <meta:editing-duration>PT12H40M5S</meta:editing-duration>
    <meta:generator>LibreOffice/6.4.6.2$Linux_X86_64 LibreOffice_project/40$Build-2</meta:generator>
    <meta:document-statistic meta:table-count="0" meta:image-count="0" meta:object-count="0" meta:page-count="2" meta:paragraph-count="23" meta:word-count="239" meta:character-count="1717" meta:non-whitespace-character-count="14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